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FileFilter.ExtensionFileFilter( final String [ ]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FileFilter.accept( final File file ,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ensionFileFilter.ExtensionFileFilter( final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